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office:font-face-decls>
  <office:automatic-styles>
    <style:style style:name="P1"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letter-kerning="true" style:font-name-asian="Liberation Serif1" style:font-size-asian="10pt" style:language-asian="hi" style:country-asian="IN"/>
    </style:style>
    <style:style style:name="P2" style:family="paragraph" style:parent-style-name="Standard">
      <style:text-properties style:font-name="Liberation Mono1" fo:font-size="10pt" officeooo:rsid="00221043" officeooo:paragraph-rsid="00331854" style:font-size-asian="10pt" style:font-size-complex="10pt"/>
    </style:style>
    <style:style style:name="P3" style:family="paragraph" style:parent-style-name="Standard">
      <style:text-properties style:font-name="Liberation Mono1" fo:font-size="10pt" officeooo:rsid="00ccf601" officeooo:paragraph-rsid="00331854" style:font-size-asian="10pt" style:font-size-complex="10pt"/>
    </style:style>
    <style:style style:name="P4" style:family="paragraph" style:parent-style-name="Standard">
      <style:text-properties style:font-name="Liberation Mono1" fo:font-size="10pt" officeooo:rsid="0040c36e" officeooo:paragraph-rsid="003c7b2e" style:font-size-asian="10pt" style:font-size-complex="10pt"/>
    </style:style>
    <style:style style:name="P5" style:family="paragraph" style:parent-style-name="Standard">
      <style:text-properties style:font-name="Liberation Mono1" fo:font-size="10pt" officeooo:rsid="000f33b7" officeooo:paragraph-rsid="003c7b2e" style:font-size-asian="10pt" style:font-size-complex="10pt"/>
    </style:style>
    <style:style style:name="P6" style:family="paragraph" style:parent-style-name="Standard">
      <style:text-properties style:font-name="Liberation Mono1" fo:font-size="10pt" officeooo:rsid="000f0ec3" officeooo:paragraph-rsid="003c7b2e" style:font-size-asian="10pt" style:font-size-complex="10pt"/>
    </style:style>
    <style:style style:name="P7" style:family="paragraph" style:parent-style-name="Standard">
      <style:text-properties style:font-name="Liberation Mono1" fo:font-size="10pt" style:text-underline-style="solid" style:text-underline-width="auto" style:text-underline-color="font-color" fo:font-weight="bold" officeooo:rsid="0023c368" officeooo:paragraph-rsid="0035e412" style:font-size-asian="10pt" style:font-weight-asian="bold" style:font-size-complex="10pt" style:font-weight-complex="bold"/>
    </style:style>
    <style:style style:name="P8" style:family="paragraph" style:parent-style-name="Standard">
      <style:text-properties style:font-name="Liberation Mono1" fo:font-size="10pt" style:text-underline-style="solid" style:text-underline-width="auto" style:text-underline-color="font-color" fo:font-weight="bold" officeooo:rsid="005bb787" officeooo:paragraph-rsid="003be6d4" style:font-size-asian="10pt" style:font-weight-asian="bold" style:font-size-complex="10pt" style:font-weight-complex="bold"/>
    </style:style>
    <style:style style:name="P9"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officeooo:rsid="00221043" officeooo:paragraph-rsid="00331854" style:letter-kerning="true" style:font-name-asian="Liberation Serif1" style:font-size-asian="10pt" style:language-asian="hi" style:country-asian="IN" style:font-size-complex="10pt"/>
    </style:style>
    <style:style style:name="P10"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solid" style:text-underline-width="auto" style:text-underline-color="font-color" fo:font-weight="bold" officeooo:rsid="005bb787" officeooo:paragraph-rsid="003be6d4" style:letter-kerning="true" style:font-name-asian="Liberation Serif1" style:font-size-asian="10pt" style:language-asian="hi" style:country-asian="IN" style:font-weight-asian="bold" style:font-size-complex="10pt" style:font-weight-complex="bold"/>
    </style:style>
    <style:style style:name="P11"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solid" style:text-underline-width="auto" style:text-underline-color="font-color" fo:font-weight="bold" officeooo:rsid="005bb787" officeooo:paragraph-rsid="003c7b2e" style:letter-kerning="true" style:font-name-asian="Liberation Serif1" style:font-size-asian="10pt" style:language-asian="hi" style:country-asian="IN" style:font-weight-asian="bold" style:font-size-complex="10pt" style:font-weight-complex="bold"/>
    </style:style>
    <style:style style:name="P12"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solid" style:text-underline-width="auto" style:text-underline-color="font-color" fo:font-weight="normal" officeooo:rsid="003be6d4" officeooo:paragraph-rsid="003be6d4" style:letter-kerning="true" style:font-name-asian="Liberation Serif1" style:font-size-asian="10pt" style:language-asian="hi" style:country-asian="IN" style:font-weight-asian="normal" style:font-size-complex="10pt" style:font-weight-complex="normal"/>
    </style:style>
    <style:style style:name="P13"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none" fo:font-weight="bold" officeooo:rsid="003be6d4" officeooo:paragraph-rsid="003be6d4" style:letter-kerning="true" style:font-name-asian="Liberation Serif1" style:font-size-asian="10pt" style:language-asian="hi" style:country-asian="IN" style:font-weight-asian="bold" style:font-size-complex="10pt" style:font-weight-complex="bold"/>
    </style:style>
    <style:style style:name="P14"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fo:font-style="normal" style:text-underline-style="none" fo:font-weight="bold" officeooo:rsid="003be6d4" officeooo:paragraph-rsid="003be6d4" style:letter-kerning="true" style:font-name-asian="Liberation Serif1" style:font-size-asian="10pt" style:language-asian="hi" style:country-asian="IN" style:font-style-asian="normal" style:font-weight-asian="bold" style:font-size-complex="10pt" style:font-style-complex="normal" style:font-weight-complex="bold"/>
    </style:style>
    <style:style style:name="P15" style:family="paragraph" style:parent-style-name="Standard">
      <style:paragraph-properties fo:margin-top="0cm" fo:margin-bottom="0cm" loext:contextual-spacing="false" fo:text-align="start" style:justify-single-word="false" fo:orphans="0" fo:widows="0"/>
      <style:text-properties fo:color="#000000" style:font-name="Liberation Mono" fo:font-size="10pt" fo:language="en" fo:country="GB" officeooo:paragraph-rsid="0035e412" style:letter-kerning="true" style:font-name-asian="Liberation Serif1" style:font-size-asian="10pt" style:language-asian="hi" style:country-asian="IN"/>
    </style:style>
    <style:style style:name="P16" style:family="paragraph" style:parent-style-name="Preformatted_20_Text" style:master-page-name="Standard">
      <style:paragraph-properties fo:margin-top="0cm" fo:margin-bottom="0cm" loext:contextual-spacing="false" fo:text-align="start" style:justify-single-word="false" fo:orphans="0" fo:widows="0" style:page-number="auto"/>
      <style:text-properties fo:color="#000000" style:font-name="Liberation Mono" fo:font-size="12pt" fo:language="en" fo:country="GB" style:text-underline-style="solid" style:text-underline-width="auto" style:text-underline-color="#000000" fo:font-weight="bold" style:letter-kerning="true" style:font-name-asian="Liberation Serif1" style:font-size-asian="12pt" style:language-asian="hi" style:country-asian="IN" style:font-weight-asian="bold"/>
    </style:style>
    <style:style style:name="P17"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officeooo:paragraph-rsid="00331854" style:letter-kerning="true" style:font-name-asian="Liberation Serif1" style:font-size-asian="10pt" style:language-asian="hi" style:country-asian="IN"/>
    </style:style>
    <style:style style:name="P18"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0331854" officeooo:paragraph-rsid="00331854" style:letter-kerning="true" style:font-name-asian="Liberation Serif1" style:font-size-asian="10pt" style:language-asian="hi" style:country-asian="IN" style:font-weight-asian="bold" style:font-weight-complex="bold"/>
    </style:style>
    <style:style style:name="P19"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03337f0" officeooo:paragraph-rsid="003337f0" style:letter-kerning="true" style:font-name-asian="Liberation Serif1" style:font-size-asian="10pt" style:language-asian="hi" style:country-asian="IN" style:font-weight-asian="bold" style:font-weight-complex="bold"/>
    </style:style>
    <style:style style:name="P20"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03337f0" officeooo:paragraph-rsid="003337f0" style:letter-kerning="true" style:font-name-asian="Liberation Serif1" style:font-size-asian="10pt" style:language-asian="hi" style:country-asian="IN" style:font-weight-asian="normal" style:font-weight-complex="normal"/>
    </style:style>
    <style:style style:name="P21"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0378761" officeooo:paragraph-rsid="00378761" style:letter-kerning="true" style:font-name-asian="Liberation Serif1" style:font-size-asian="10pt" style:language-asian="hi" style:country-asian="IN" style:font-weight-asian="normal" style:font-weight-complex="normal"/>
    </style:style>
    <style:style style:name="P22"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0396473" officeooo:paragraph-rsid="00396473" style:letter-kerning="true" style:font-name-asian="Liberation Serif1" style:font-size-asian="10pt" style:language-asian="hi" style:country-asian="IN" style:font-weight-asian="normal" style:font-weight-complex="normal"/>
    </style:style>
    <style:style style:name="P23"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03b3932" officeooo:paragraph-rsid="003b3932" style:letter-kerning="true" style:font-name-asian="Liberation Serif1" style:font-size-asian="10pt" style:language-asian="hi" style:country-asian="IN" style:font-weight-asian="normal" style:font-weight-complex="normal"/>
    </style:style>
    <style:style style:name="P24" style:family="paragraph" style:parent-style-name="Preformatted_20_Text">
      <style:paragraph-properties fo:margin-top="0cm" fo:margin-bottom="0cm" loext:contextual-spacing="false" fo:text-align="start" style:justify-single-word="false" fo:orphans="0" fo:widows="0"/>
      <style:text-properties officeooo:paragraph-rsid="00338b23"/>
    </style:style>
    <style:style style:name="T1" style:family="text">
      <style:text-properties fo:color="#000000" style:font-name="Liberation Mono" fo:font-size="10pt" fo:language="en" fo:country="GB" style:letter-kerning="true" style:font-name-asian="Liberation Serif1" style:font-size-asian="10pt" style:language-asian="hi" style:country-asian="IN"/>
    </style:style>
    <style:style style:name="T2" style:family="text">
      <style:text-properties fo:color="#000000" style:font-name="Liberation Mono" fo:font-size="10pt" fo:language="en" fo:country="GB" style:letter-kerning="true" style:font-name-asian="Liberation Mono2" style:font-size-asian="10pt" style:language-asian="hi" style:country-asian="IN"/>
    </style:style>
    <style:style style:name="T3" style:family="text">
      <style:text-properties fo:color="#000000" style:font-name="Liberation Mono" fo:font-size="10pt" fo:language="en" fo:country="GB" fo:font-weight="bold" style:letter-kerning="true" style:font-name-asian="Liberation Mono2" style:font-size-asian="10pt" style:language-asian="hi" style:country-asian="IN" style:font-weight-asian="bold"/>
    </style:style>
    <style:style style:name="T4" style:family="text">
      <style:text-properties fo:color="#000000" style:font-name="Liberation Mono" fo:font-size="10pt" fo:language="en" fo:country="GB" fo:font-style="italic" style:letter-kerning="true" style:font-name-asian="Liberation Mono2" style:font-size-asian="10pt" style:language-asian="hi" style:country-asian="IN" style:font-style-asian="italic"/>
    </style:style>
    <style:style style:name="T5" style:family="text">
      <style:text-properties fo:color="#000000" style:font-name="Liberation Mono" fo:font-size="10pt" fo:language="en" fo:country="GB" fo:font-style="normal" style:text-underline-style="none" fo:font-weight="normal" officeooo:rsid="0035e412" style:letter-kerning="true" style:font-name-asian="Liberation Serif1" style:font-size-asian="10pt" style:language-asian="hi" style:country-asian="IN" style:font-style-asian="normal" style:font-weight-asian="normal" style:font-style-complex="normal" style:font-weight-complex="normal"/>
    </style:style>
    <style:style style:name="T6" style:family="text">
      <style:text-properties officeooo:rsid="0019526c"/>
    </style:style>
    <style:style style:name="T7" style:family="text">
      <style:text-properties fo:font-weight="bold" style:font-weight-asian="bold" style:font-weight-complex="bold"/>
    </style:style>
    <style:style style:name="T8" style:family="text">
      <style:text-properties fo:font-weight="bold" officeooo:rsid="00331854" style:font-weight-asian="bold" style:font-weight-complex="bold"/>
    </style:style>
    <style:style style:name="T9" style:family="text">
      <style:text-properties fo:font-weight="bold" officeooo:rsid="000f0ec3" style:font-weight-asian="bold" style:font-weight-complex="bold"/>
    </style:style>
    <style:style style:name="T10" style:family="text">
      <style:text-properties fo:font-weight="bold" officeooo:rsid="00194ddb" style:font-weight-asian="bold" style:font-weight-complex="bold"/>
    </style:style>
    <style:style style:name="T11" style:family="text">
      <style:text-properties fo:font-weight="bold" officeooo:rsid="0040c36e" style:font-weight-asian="bold" style:font-weight-complex="bold"/>
    </style:style>
    <style:style style:name="T12" style:family="text">
      <style:text-properties style:font-name="Liberation Mono1" fo:font-size="10pt" officeooo:rsid="00ccf601" style:font-size-asian="10pt" style:font-size-complex="10pt"/>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officeooo:rsid="00ce2b58"/>
    </style:style>
    <style:style style:name="T16" style:family="text">
      <style:text-properties officeooo:rsid="0025929d"/>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italic" style:text-underline-style="none" fo:font-weight="normal" officeooo:rsid="0035e412" style:font-name-asian="Liberation Mono2" style:font-style-asian="italic" style:font-weight-asian="normal" style:font-style-complex="italic" style:font-weight-complex="normal"/>
    </style:style>
    <style:style style:name="T19" style:family="text">
      <style:text-properties fo:font-style="italic" style:font-style-asian="italic" style:font-style-complex="italic"/>
    </style:style>
    <style:style style:name="T20" style:family="text">
      <style:text-properties fo:font-style="italic" officeooo:rsid="000f0ec3" style:font-style-asian="italic" style:font-style-complex="italic"/>
    </style:style>
    <style:style style:name="T21" style:family="text">
      <style:text-properties fo:font-style="italic" officeooo:rsid="0040c36e"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40c36e" style:font-style-asian="italic" style:font-weight-asian="normal" style:font-style-complex="italic" style:font-weight-complex="normal"/>
    </style:style>
    <style:style style:name="T24" style:family="text">
      <style:text-properties fo:font-style="normal" style:text-underline-style="none" style:font-style-asian="normal" style:font-style-complex="normal"/>
    </style:style>
    <style:style style:name="T25" style:family="text">
      <style:text-properties fo:font-style="normal" style:text-underline-style="none" officeooo:rsid="0035e412" style:font-style-asian="normal" style:font-style-complex="normal"/>
    </style:style>
    <style:style style:name="T26" style:family="text">
      <style:text-properties fo:font-style="normal" style:text-underline-style="none" fo:font-weight="bold" officeooo:rsid="0035e412" style:font-name-asian="Liberation Mono2" style:font-style-asian="normal" style:font-weight-asian="bold" style:font-style-complex="normal" style:font-weight-complex="bold"/>
    </style:style>
    <style:style style:name="T27" style:family="text">
      <style:text-properties fo:font-style="normal" style:text-underline-style="none" fo:font-weight="normal" officeooo:rsid="0035e412" style:font-name-asian="Liberation Mono2"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40c36e"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officeooo:rsid="002edc73"/>
    </style:style>
    <style:style style:name="T32" style:family="text">
      <style:text-properties officeooo:rsid="00331854"/>
    </style:style>
    <style:style style:name="T33" style:family="text">
      <style:text-properties fo:font-weight="normal" style:font-weight-asian="normal" style:font-weight-complex="normal"/>
    </style:style>
    <style:style style:name="T34" style:family="text">
      <style:text-properties officeooo:rsid="000f0ec3"/>
    </style:style>
    <style:style style:name="T35" style:family="text">
      <style:text-properties officeooo:rsid="0040c36e"/>
    </style:style>
    <style:style style:name="T36" style:family="text">
      <style:text-properties officeooo:rsid="00194dd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NextBASIC <text:span text:style-name="T32">Unimplemented Features</text:span> <text:span text:style-name="T6">(Updated 17 Jan 2018)</text:span></text:p>
      <text:p text:style-name="P1"/>
      <text:p text:style-name="P17">This document <text:span text:style-name="T32">lists the as-yet-unimplemented features of NextOS/NextBASIC, as at the current version of NextOS (</text:span><text:span text:style-name="T8">v1.94A</text:span><text:span text:style-name="T32">). These are planned to be present by the cased machines release (by v2.00).</text:span></text:p>
      <text:p text:style-name="P2"/>
      <text:p text:style-name="P3">This should be read in conjunction with the other documents:</text:p>
      <text:p text:style-name="P3"><text:tab/>NextBASIC file-related commands <text:span text:style-name="T15">and features</text:span></text:p>
      <text:p text:style-name="P3"><text:tab/>NextBASIC <text:span text:style-name="T16">new</text:span> commands <text:span text:style-name="T15">and features</text:span></text:p>
      <text:p text:style-name="P3"><text:tab/>NextOS Editor features</text:p>
      <text:p text:style-name="P3"><text:tab/><text:span text:style-name="T31">NextOS API</text:span></text:p>
      <text:p text:style-name="P9"/>
      <text:p text:style-name="P17"/>
      <text:p text:style-name="P17"/>
      <text:p text:style-name="P19">Unimplemented features</text:p>
      <text:p text:style-name="P19"/>
      <text:p text:style-name="P20">Drive images (C:/NEXTOS/CPM-*.P3D and C:/NEXTOS/DRV-*.P3D) are not yet automatically mapped, and cannot be manually mounted.</text:p>
      <text:p text:style-name="P20"/>
      <text:p text:style-name="P21">+3 floppy disk images (*.DSK) cannot yet be mounted.</text:p>
      <text:p text:style-name="P21"/>
      <text:p text:style-name="P21">External +3 floppy disk drives are not supported.</text:p>
      <text:p text:style-name="P21"/>
      <text:p text:style-name="P22">Spanish language version of the ROMs is not yet available.</text:p>
      <text:p text:style-name="P22"/>
      <text:p text:style-name="P23">CP/M loader option not yet implemented.</text:p>
      <text:p text:style-name="P20"/>
      <text:p text:style-name="P17"/>
      <text:p text:style-name="P18">Unimplemented commands</text:p>
      <text:p text:style-name="P18"/>
      <text:p text:style-name="P8"><text:span text:style-name="T13">POINT </text:span><text:span text:style-name="T17">x</text:span><text:span text:style-name="T14">,</text:span><text:span text:style-name="T17">y</text:span><text:span text:style-name="T14">,</text:span><text:span text:style-name="T17">var</text:span></text:p>
      <text:p text:style-name="P12"/>
      <text:p text:style-name="P13">DRAW <text:span text:style-name="T22">x,y<text:tab/><text:tab/></text:span><text:span text:style-name="T30">(Not yet implemented for layer 1 or layer 2 modes)</text:span></text:p>
      <text:p text:style-name="P14">DRAW <text:span text:style-name="T22">x,y,z<text:tab/><text:tab/></text:span><text:span text:style-name="T33">(Not yet implemented for layer 1 or layer 2 modes)</text:span></text:p>
      <text:p text:style-name="P14">CIRCLE <text:span text:style-name="T22">x,y,r<text:tab/></text:span><text:span text:style-name="T33">(Not yet implemented for layer 1 or layer 2 modes)</text:span></text:p>
      <text:p text:style-name="P10"/>
      <text:p text:style-name="P4"><text:span text:style-name="T9">BANK</text:span><text:span text:style-name="T34"> </text:span><text:span text:style-name="T20">n</text:span><text:span text:style-name="T34"> </text:span><text:span text:style-name="T9">LINE</text:span><text:span text:style-name="T34"> </text:span><text:span text:style-name="T20">x</text:span><text:span text:style-name="T34">,</text:span><text:span text:style-name="T20">y</text:span></text:p>
      <text:p text:style-name="P5"><text:span text:style-name="T7">BANK</text:span> <text:span text:style-name="T19">n</text:span> <text:span text:style-name="T7">LIST</text:span></text:p>
      <text:p text:style-name="P5"><text:span text:style-name="T7">BANK</text:span> <text:span text:style-name="T19">n</text:span> <text:span text:style-name="T7">LIST </text:span><text:span text:style-name="T23">l</text:span></text:p>
      <text:p text:style-name="P5"><text:span text:style-name="T7">BANK</text:span> <text:span text:style-name="T19">n</text:span> <text:span text:style-name="T10">MERGE</text:span></text:p>
      <text:p text:style-name="P6"><text:span text:style-name="T7">BANK</text:span> <text:span text:style-name="T19">n</text:span> <text:span text:style-name="T7">GOTO</text:span> <text:span text:style-name="T19">l</text:span></text:p>
      <text:p text:style-name="P6"><text:span text:style-name="T7">BANK</text:span> <text:span text:style-name="T19">n</text:span> <text:span text:style-name="T7">GO</text:span><text:span text:style-name="T11">SUB</text:span> <text:span text:style-name="T19">l</text:span></text:p>
      <text:p text:style-name="P5"><text:span text:style-name="T7">BANK</text:span> <text:span text:style-name="T19">n</text:span> <text:span text:style-name="T7">RESTORE</text:span> <text:span text:style-name="T19">l</text:span></text:p>
      <text:p text:style-name="P11"/>
      <text:p text:style-name="P24"><text:span text:style-name="T3">NEW DATA</text:span><text:span text:style-name="T2"> </text:span><text:span text:style-name="T4">part$</text:span><text:span text:style-name="T3">,</text:span><text:span text:style-name="T4">size</text:span></text:p>
      <text:p text:style-name="P24"><text:span text:style-name="T3">NEW EXP</text:span><text:span text:style-name="T2"> </text:span><text:span text:style-name="T4">part$</text:span><text:span text:style-name="T3">,</text:span><text:span text:style-name="T4">size</text:span></text:p>
      <text:p text:style-name="P24"><text:span text:style-name="T3">MOVE</text:span><text:span text:style-name="T2"> </text:span><text:span text:style-name="T4">drive$</text:span><text:span text:style-name="T3">=</text:span><text:span text:style-name="T4">path$</text:span></text:p>
      <text:p text:style-name="P7"/>
      <text:p text:style-name="P7"><text:span text:style-name="T24">LOAD/</text:span><text:span text:style-name="T25">SAVE/VERIFY/MERGE</text:span><text:span text:style-name="T24"> </text:span><text:span text:style-name="T17">f$ </text:span><text:span text:style-name="T24">LAYER</text:span></text:p>
      <text:p text:style-name="P15"/>
      <text:p text:style-name="P7"><text:span text:style-name="T13">LOAD</text:span><text:span text:style-name="T24">/</text:span><text:span text:style-name="T25">SAVE/VERIFY/MERGE</text:span><text:span text:style-name="T13"> </text:span><text:span text:style-name="T17">f$ </text:span><text:span text:style-name="T24">BANK </text:span><text:span text:style-name="T17">n</text:span></text:p>
      <text:p text:style-name="P7"><text:span text:style-name="T24">LOAD/</text:span><text:span text:style-name="T25">SAVE/VERIFY/MERGE</text:span><text:span text:style-name="T24"> </text:span><text:span text:style-name="T17">f$ </text:span><text:span text:style-name="T24">BANK </text:span><text:span text:style-name="T17">n,offset,len</text:span></text:p>
      <text:p text:style-name="P15"><text:span text:style-name="T27">NOTE: Instead of these commands, the following commands can currently be used, which have the same functionality but can only load files directly from the SD card, not from tape. They will (probably) be removed when the above commands have been implemented.</text:span></text:p>
      <text:p text:style-name="P15"><text:span text:style-name="T27"><text:tab/></text:span><text:span text:style-name="T26">BANK </text:span><text:span text:style-name="T18">n </text:span><text:span text:style-name="T26">LOAD/SAVE </text:span><text:span text:style-name="T18">f$</text:span></text:p>
      <text:p text:style-name="P15"><text:span text:style-name="T27"><text:tab/></text:span><text:span text:style-name="T26">BANK </text:span><text:span text:style-name="T18">n </text:span><text:span text:style-name="T26">LOAD/SAVE </text:span><text:span text:style-name="T18">f$,offset,len</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0" style:font-name="Liberation Serif" fo:font-family="'Liberation Serif'"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text-properties fo:color="#000000" style:font-name="Liberation Sans" fo:font-family="'Liberation Sans'" style:font-family-generic="swiss" style:font-pitch="variable" fo:font-size="14pt" fo:language="en" fo:country="GB" style:letter-kerning="true" style:font-name-asian="FreeSans" style:font-family-asian="FreeSans" style:font-family-generic-asian="system" style:font-pitch-asian="variable" style:font-size-asian="14pt" style:language-asian="hi" style:country-asian="IN"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style:text-properties fo:color="#000000" style:font-name="Liberation Serif" fo:font-family="'Liberation Serif'"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hi" style:country-asian="IN"/>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style:text-properties fo:color="#000000" style:font-name="Liberation Serif" fo:font-family="'Liberation Serif'" style:font-family-generic="roman" style:font-pitch="variable" fo:font-size="12pt" fo:language="en" fo:country="GB" style:letter-kerning="true" style:font-name-asian="FreeSans" style:font-family-asian="FreeSans" style:font-family-generic-asian="system" style:font-pitch-asian="variable" style:font-size-asian="12pt" style:language-asian="hi" style:country-asian="IN"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text:number-lines="false" text:line-number="0"/>
      <style:text-properties fo:color="#000000" style:font-name="Liberation Serif" fo:font-family="'Liberation Serif'" style:font-family-generic="roman" style:font-pitch="variable" fo:font-size="12pt" fo:language="en" fo:country="GB" fo:font-style="italic" style:letter-kerning="true" style:font-name-asian="FreeSans" style:font-family-asian="FreeSans" style:font-family-generic-asian="system" style:font-pitch-asian="variable" style:font-size-asian="12pt" style:language-asian="hi" style:country-asian="IN"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fo:color="#000000" style:font-name="Liberation Serif" fo:font-family="'Liberation Serif'" style:font-family-generic="roman" style:font-pitch="variable" fo:font-size="12pt" fo:language="en" fo:country="GB" style:letter-kerning="true" style:font-name-asian="FreeSans" style:font-family-asian="FreeSans" style:font-family-generic-asian="system" style:font-pitch-asian="variable" style:font-size-asian="12pt" style:language-asian="hi" style:country-asian="IN" style:font-name-complex="FreeSans1" style:font-family-complex="FreeSans" style:font-family-generic-complex="swiss"/>
    </style:style>
    <style:style style:name="Heading_20_1" style:display-name="Heading 1" style:family="paragraph" style:parent-style-name="Heading" style:default-outline-level="" style:class="text">
      <style:paragraph-properties fo:margin-top="0.423cm" fo:margin-bottom="0.212cm" loext:contextual-spacing="false" fo:text-align="start" style:justify-single-word="false" fo:orphans="0" fo:widows="0" fo:keep-with-next="always"/>
      <style:text-properties fo:color="#000000" style:font-name="Liberation Sans" fo:font-family="'Liberation Sans'" style:font-family-generic="swiss" style:font-pitch="variable" fo:font-size="14pt" fo:language="en" fo:country="GB" style:letter-kerning="true" style:font-name-asian="FreeSans" style:font-family-asian="FreeSans" style:font-family-generic-asian="system" style:font-pitch-asian="variable" style:font-size-asian="14pt" style:language-asian="hi" style:country-asian="IN"/>
    </style:style>
    <style:style style:name="Heading_20_2" style:display-name="Heading 2" style:family="paragraph" style:parent-style-name="Heading" style:default-outline-level="" style:class="text">
      <style:paragraph-properties fo:margin-top="0.423cm" fo:margin-bottom="0.212cm" loext:contextual-spacing="false" fo:text-align="start" style:justify-single-word="false" fo:orphans="0" fo:widows="0" fo:keep-with-next="always"/>
      <style:text-properties fo:color="#000000" style:font-name="Liberation Sans" fo:font-family="'Liberation Sans'" style:font-family-generic="swiss" style:font-pitch="variable" fo:font-size="14pt" fo:language="en" fo:country="GB" style:letter-kerning="true" style:font-name-asian="FreeSans" style:font-family-asian="FreeSans" style:font-family-generic-asian="system" style:font-pitch-asian="variable" style:font-size-asian="14pt" style:language-asian="hi" style:country-asian="IN"/>
    </style:style>
    <style:style style:name="Heading_20_3" style:display-name="Heading 3" style:family="paragraph" style:parent-style-name="Heading" style:default-outline-level="" style:class="text">
      <style:paragraph-properties fo:margin-top="0.423cm" fo:margin-bottom="0.212cm" loext:contextual-spacing="false" fo:text-align="start" style:justify-single-word="false" fo:orphans="0" fo:widows="0" fo:keep-with-next="always"/>
      <style:text-properties fo:color="#000000" style:font-name="Liberation Sans" fo:font-family="'Liberation Sans'" style:font-family-generic="swiss" style:font-pitch="variable" fo:font-size="14pt" fo:language="en" fo:country="GB" style:letter-kerning="true" style:font-name-asian="FreeSans" style:font-family-asian="FreeSans" style:font-family-generic-asian="system" style:font-pitch-asian="variable" style:font-size-asian="14pt" style:language-asian="hi" style:country-asian="IN"/>
    </style:style>
    <style:style style:name="Preformatted_20_Text" style:display-name="Preformatted Text" style:family="paragraph" style:parent-style-name="Standard" style:default-outline-level="" style:class="html">
      <style:paragraph-properties fo:margin-top="0cm" fo:margin-bottom="0cm" loext:contextual-spacing="false" fo:text-align="start" style:justify-single-word="false" fo:orphans="0" fo:widows="0"/>
      <style:text-properties fo:color="#000000" style:font-name="Liberation Mono" fo:font-family="'Liberation Mono'"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hi" style:country-asian="IN"/>
    </style:style>
    <style:style style:name="Quotations" style:family="paragraph" style:parent-style-name="Standard" style:default-outline-level="" style:class="html">
      <style:paragraph-properties fo:text-align="start" style:justify-single-word="false" fo:orphans="0" fo:widows="0"/>
      <style:text-properties fo:color="#000000" style:font-name="Liberation Serif" fo:font-family="'Liberation Serif'"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hi" style:country-asian="IN"/>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keep-with-next="always"/>
      <style:text-properties fo:color="#000000" style:font-name="Liberation Sans" fo:font-family="'Liberation Sans'" style:font-family-generic="swiss" style:font-pitch="variable" fo:font-size="14pt" fo:language="en" fo:country="GB" style:letter-kerning="true" style:font-name-asian="FreeSans" style:font-family-asian="FreeSans" style:font-family-generic-asian="system" style:font-pitch-asian="variable" style:font-size-asian="14pt" style:language-asian="hi" style:country-asian="IN"/>
    </style:style>
    <style:style style:name="Subtitle" style:family="paragraph" style:parent-style-name="Heading" style:default-outline-level="" style:class="chapter">
      <style:paragraph-properties fo:margin-top="0.423cm" fo:margin-bottom="0.212cm" loext:contextual-spacing="false" fo:text-align="start" style:justify-single-word="false" fo:orphans="0" fo:widows="0" fo:keep-with-next="always"/>
      <style:text-properties fo:color="#000000" style:font-name="Liberation Sans" fo:font-family="'Liberation Sans'" style:font-family-generic="swiss" style:font-pitch="variable" fo:font-size="14pt" fo:language="en" fo:country="GB" style:letter-kerning="true" style:font-name-asian="FreeSans" style:font-family-asian="FreeSans" style:font-family-generic-asian="system" style:font-pitch-asian="variable" style:font-size-asian="14pt" style:language-asian="hi" style:country-asian="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000000" style:language-asian="zxx" style:country-asian="none" style:language-complex="zxx" style:country-complex="none"/>
    </style:style>
    <style:style style:name="ListLabel_20_1" style:display-name="ListLabel 1" style:family="text">
      <style:text-properties style:font-name-asian="OpenSymbol1" style:font-family-asian="OpenSymbol" style:font-family-generic-asian="system" style:font-pitch-asian="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fo:font-family="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fo:font-family="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fo:font-family="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fo:font-family="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fo:font-family="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fo:font-family="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17T20:06:45.985851874</dc:date>
    <meta:print-date>2017-09-24T15:47:00</meta:print-date>
    <meta:generator>LibreOffice/4.3.3.2$Linux_ARM_EABI LibreOffice_project/430m0$Build-2</meta:generator>
    <meta:editing-duration>P1DT6H50M49S</meta:editing-duration>
    <meta:editing-cycles>45</meta:editing-cycles>
    <meta:document-statistic meta:table-count="0" meta:image-count="0" meta:object-count="0" meta:page-count="1" meta:paragraph-count="34" meta:word-count="246" meta:character-count="1549" meta:non-whitespace-character-count="1329"/>
  </office:meta>
</office:document-meta>
</file>